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chitektura knihovny dppopt</text:h>
      <text:p text:style-name="Standard">V tomto dokumentu bychom chtěli prezentovat architekturu a design knihovny dppopt a zdůvodnit některá rozhodnutí učiněná během této fáze vývoje.</text:p>
      <text:p text:style-name="Standard"/>
      <text:p text:style-name="Standard">Cílem knihovny dppopt je pohodlně definovat a zpracovávat argumenty programu zadané na příkazové řádce. Běh úlohy tohoto typu je možno rozdělit na tři fáze:</text:p>
      <text:list xml:id="list43536913" text:style-name="L1">
        <text:list-item>
          <text:p text:style-name="P1">definice voleb</text:p>
        </text:list-item>
        <text:list-item>
          <text:p text:style-name="P1">parsování seznamu argumentů</text:p>
        </text:list-item>
        <text:list-item>
          <text:p text:style-name="P1">dotazování se na přítomnost či hodnoty voleb</text:p>
        </text:list-item>
      </text:list>
      <text:p text:style-name="Standard">Hlavní práce knihovny leží především na druhé fázi. První a třetí fázi má na starosti klient, tj. program využívající knihovnu. Nicméně knihovna musí nabízí prostředky pro všechny tři fáze.</text:p>
      <text:h text:style-name="Heading_20_2" text:outline-level="2">Důležité otázky</text:h>
      <text:p text:style-name="Standard">Významné otázky, které jsme museli vyřešit, spočívaly ve způsobu definice voleb a v předání získaných informací o volebách resp. jejich parametrech zpět klientovi. Pro získání přehledu bylo nutné prozkoumat mnoho existujících knihoven, které řeší stejnou úlohu. Omezili jsme se na knihovny dostupné v jazycích Java, C#, C++ a Python. Z průzkumu vyplynuly následující pozorování.</text:p>
      <text:p text:style-name="Standard"/>
      <text:p text:style-name="Standard">Mezi hlavní způsoby, jak definovat volby, patří:</text:p>
      <text:list xml:id="list43546784" text:continue-numbering="true" text:style-name="L1">
        <text:list-item>
          <text:p text:style-name="P1">instance třídy volba</text:p>
          <text:list>
            <text:list-item>
              <text:p text:style-name="P1">imperativní použití konstruktoru a properties</text:p>
            </text:list-item>
            <text:list-item>
              <text:p text:style-name="P1">imperativní použití návrhového vzoru Builder</text:p>
            </text:list-item>
          </text:list>
        </text:list-item>
        <text:list-item>
          <text:p text:style-name="P1">deklarativní konfigurační texty resp. datová struktura</text:p>
        </text:list-item>
        <text:list-item>
          <text:p text:style-name="P1">vlastní třída s deklarativními anotacemi u fieldů či metod</text:p>
        </text:list-item>
      </text:list>
      <text:p text:style-name="Standard"/>
      <text:p text:style-name="Standard">Několik hlavních způsobů, jak ukládat hodnoty voleb resp. jejich parametrů, jest:</text:p>
      <text:list xml:id="list43547191" text:continue-numbering="true" text:style-name="L1">
        <text:list-item>
          <text:p text:style-name="P1">předat odkaz na existující místo, kam bude uložena hodnota</text:p>
          <text:list>
            <text:list-item>
              <text:p text:style-name="P1">předat odkaz na proměnnou, kam bude uložena přímo hodnota</text:p>
            </text:list-item>
            <text:list-item>
              <text:p text:style-name="P1">předat referenci na objekt obalující hodnotu</text:p>
            </text:list-item>
          </text:list>
        </text:list-item>
        <text:list-item>
          <text:p text:style-name="P1">vytvořit třídu a v ní definovat atributy s anotacemi</text:p>
        </text:list-item>
        <text:list-item>
          <text:p text:style-name="P1">pojmenovat hodnoty a ukládat je do mapy: string → hodnota</text:p>
        </text:list-item>
        <text:list-item>
          <text:p text:style-name="P1">při výskytu volby provést libovolnou definovanou akci jako callback</text:p>
        </text:list-item>
      </text:list>
      <text:p text:style-name="Standard"/>
      <text:p text:style-name="Standard">Pro implementaci jsme se rozhodovali mezi jazyky C++ a C#. Nakonec vyhrál C# díky svým pokročilým vlastnostem jazyka, garbage collectoru a dobrému zázemí standardní knihovny .NET. Při dalším návrhu jsme brali v potaz prostředky tohoto jazyka.</text:p>
      <text:h text:style-name="Heading_20_2" text:outline-level="2">Definice voleb</text:h>
      <text:p text:style-name="Text_20_body">Deklarativní konfigurační texty jsme nebrali v potaz, protože jejich zpracování znamená vytvořit parser takových textů, což je zbytečně složité. Navíc programátor klientského programu nesdostane naprosto žádnou typovou kontrolu od svého kompilátoru.</text:p>
      <text:p text:style-name="Text_20_body">Vzor Builder nabízel elegantní řešení postupného imperativního vytváření objektu volby a zadání jen té kombinace vlastností, která je potřeba.</text:p>
      <text:p text:style-name="Text_20_body">Vlastní třída s anotacemi se zdála být velmi uživatelsky přívětivá, tím že programátor klientského programu dostane ucelenou datovou strukturu k dotazování a definice voleb bude velmi stručná. Nicméně ukázalo se, že toto řešení vytváří pevnou vazbu 1:1 mezi volbou a cílem, kam se má uložit proměnná. To neumožňuje ukládat několika volbám hodnotu do společného cíle nebo volat callback <text:soft-page-break/>akce.</text:p>
      <text:p text:style-name="Text_20_body">Díky properties a inicializátorům objektů v C# bylo možné použít variantu s definicí pomocí konstruktoru na instanci třídy, a to má stejnou sílu jako Builder.</text:p>
      <text:h text:style-name="Heading_20_2" text:outline-level="2">Ukládání hodnot</text:h>
      <text:p text:style-name="Text_20_body">Některé volby mohou mít parametr, jehož hodnotu chceme uložit, případně samy nesou implicitně nějakou hodnotu. Tyto hodnoty je nutné někam uložit, aby bylo možno se jich následně dotazovat.</text:p>
      <text:p text:style-name="Text_20_body">Jako příjemným řešením se zdála být mapování mezi stringovým názvem cíle a objektem nesoucím hodnotu. Bohužel toto je možné použít pohodlně v dynamicky typovaných jazycích, jako je Python. Ale např. v C# tím naprosto ztrácíme informaci o typu hodnoty a jsme neustále nuceni přetypovávat. To není pohodlné a může to být zdrojem mnoha chyb. Proto jsme se rozhodli toto řešení zavrhnout.</text:p>
      <text:p text:style-name="Standard">Vlastní třída s anotacemi je velmi elegantní a typově bezpečné řešení, ale poněkud omezuje sílu voleb tím, že je napevno spojuje s jedním cílem pro hodnotu nebo jednou funkcí.</text:p>
      <text:p text:style-name="Standard">Předávání odkazu na proměnnou není v C# rozumně aplikovatelné a ani se nám nezdá elegantní. Jelikož hodnota není nijak obalená implementace je tam vystavena na povrch, což brání možným změnám.</text:p>
      <text:p text:style-name="Standard">Rozumným kompromisem se stalo ukládání hodnot do generického obalového objektu spolu s použitím akcí. Klient sice nemá hodnoty pohromadě, ale zase není nucen přetypovávat.</text:p>
      <text:p text:style-name="Standard">Velmi se nám líbil přístup pythonovské knihovny optparse, která umožňuje spouštět libovolně definované akce při výskytu dané volby. Uložení hodnoty resp. konstanty je možno považovat za speciální druh takovéto akce.</text:p>
      <text:h text:style-name="Heading_20_2" text:outline-level="2">Výsledná architektura knihovny</text:h>
      <text:p text:style-name="Text_20_body">Hlavní součástí knihovny je parser OptionParser, na kterém je možno definovat volby a pak mu předat vstupní argumenty na zpracování. Volby jsou definovány pomocí třídy Option. Instance této třídy nese informaci o synonymních jménech volby, akci, jež se má vyvolat při výskytu volby, a o parametrech. Při implementaci jsme povolili max. jeden parametr pro volbu, nicméně API je navrženo pro dopřednou kompatibilitu s více parametry.</text:p>
      <text:p text:style-name="Text_20_body">Jak bylo zmíněno, výskyt volby vyvolává různé typy akcí (viz interface Action). Speciálním typem akcí je běžné uložení hodnoty parametry do předem definovaného cíle (StoreAction). Pro volby, které nemají parametr, je možné ukládat předem definovanou konstantu (StoreConstAction). Cíl pro ukládací volby definuje klient přímo při definici volby (StorageAction). Volby jako např. --help, --version, nebo -- pro ukončení seznamu voleb vyžadují speciální akce. Proto jsme se rozhodli nabídnout akce, kde se zavolá libovolný delegát <text:s/>(CallbackAction). V kódu je pak možno přímo na místě zadat anonymní labmda funkci. Navíc některé akce mohou přijímat parametry a potřebují informaci o jejich typu, především pro konverzi parametru ze stringové reprezentace do patřičného typu (ParametrizedAction). Jiné volby informaci o typu nepotřebují.</text:p>
      <text:p text:style-name="Text_20_body">Pro parsování parametrů různého typu slouží takzvané arguments parser (ArgumentParser). Jsou navrženy pomocí generik tak, že využívají silné typování a neztrácí typovou informaci. OptionParser si drží takzvaný registr argument parserů <text:s/>(ArgumentParserRegistry), který dokáže na základě požadovaného typu zvolit vhodný předem definovaný parser. Zde je jediné místo, kde není úplně zaručena typová bezpečnost, nicméně je to skryto jako implementační detail a rozhraní typově bezpečné je.</text:p>
      <text:p text:style-name="Text_20_body">Hodnoty parametrů je možné kontrolovat pomocí filtrů. ChoiceValueFilter kontroluje, zda-li hodnota patří do předem dané množiny, IntervalValueFilter kontroluje, zda-li hodnota patří do předem daného intervalu. Oproti zadání je toto zobecněho a filtry jsou téměř nezávislé na typu hodnot.</text:p>
      <text:p text:style-name="Text_20_body"><text:soft-page-break/>OptionParser nabízí rozhraní k formátovači nápovědy (HelpFormatter), který je schopen na základě definic voleb vygenerovat nápovědu k použití programu. Je zde podpora i pro zástupné symboly pro parametry voleb (tzv. meta variables), podobně jako v knihovně optparse, ale formátovač toto zatím neumí vypsat.</text:p>
      <text:h text:style-name="Heading_20_2" text:outline-level="2">Ošetřování chyb</text:h>
      <text:p text:style-name="Standard"/>
      <text:p text:style-name="Standard">Chyby, které bere knihovna dppopt v úvahu je možno rozdělit na chyby programátora klientského programu a chyby uživatele. Programátor se může dopustit chyby např. nesprávnou definicí voleb. Mnoho programátorských chyb může odhalit přímo kompilátor díky použití silného typování. Zbytek chyb dostane programátor ve formě výjimky při definici voleb, použití parseru či případně při dotazování se na hodnoty voleb. Uživatelské chyby rovněž způsobí okomentované výjimky. Zpracování výjimek, které vyhodí knihovna, je v režii programátora klientského programu.</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ohumír Zámečník</meta:initial-creator>
    <meta:creation-date>2010-05-10T21:44:19.80</meta:creation-date>
    <dc:date>2010-05-10T23:43:40.83</dc:date>
    <dc:creator>Bohumír Zámečník</dc:creator>
    <meta:editing-duration>PT01H58M30S</meta:editing-duration>
    <meta:editing-cycles>28</meta:editing-cycles>
    <meta:generator>OpenOffice.org/3.0$Win32 OpenOffice.org_project/300m15$Build-9379</meta:generator>
    <meta:document-statistic meta:table-count="0" meta:image-count="0" meta:object-count="0" meta:page-count="3" meta:paragraph-count="43" meta:word-count="1039" meta:character-count="7173"/>
    <meta:user-defined meta:name="Informace 1"/>
    <meta:user-defined meta:name="Informace 2"/>
    <meta:user-defined meta:name="Informace 3"/>
    <meta:user-defined meta:name="Informace 4"/>
  </office:meta>
</office:document-meta>
</file>